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0pt" style:font-size-asian="40pt" style:font-size-complex="40pt"/>
    </style:style>
    <style:style style:name="T1" style:family="text">
      <style:text-properties officeooo:rsid="00075e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ie um script que altera a borda, a cor de fundo e o cor e o tamanho da font, <text:span text:style-name="T1">em uma div,</text:span> quando um usuário clicar em um botã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15:35:25.776792404</meta:creation-date>
    <dc:date>2024-10-14T17:04:46.523225232</dc:date>
    <meta:editing-duration>PT1H19M10S</meta:editing-duration>
    <meta:editing-cycles>1</meta:editing-cycles>
    <meta:document-statistic meta:table-count="0" meta:image-count="0" meta:object-count="0" meta:page-count="1" meta:paragraph-count="1" meta:word-count="29" meta:character-count="128" meta:non-whitespace-character-count="100"/>
    <meta:generator>LibreOffice/7.3.7.2$Linux_X86_64 LibreOffice_project/30$Build-2</meta:generator>
  </office:meta>
</office:document-meta>
</file>